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73cm" fo:margin-left="0cm" table:align="left"/>
    </style:style>
    <style:style style:name="Table1.A" style:family="table-column">
      <style:table-column-properties style:column-width="5.124cm"/>
    </style:style>
    <style:style style:name="Table1.B" style:family="table-column">
      <style:table-column-properties style:column-width="4.064cm"/>
    </style:style>
    <style:style style:name="Table1.C" style:family="table-column">
      <style:table-column-properties style:column-width="1.011cm"/>
    </style:style>
    <style:style style:name="Table1.D" style:family="table-column">
      <style:table-column-properties style:column-width="3.32cm"/>
    </style:style>
    <style:style style:name="Table1.E" style:family="table-column">
      <style:table-column-properties style:column-width="1.762cm"/>
    </style:style>
    <style:style style:name="Table1.F" style:family="table-column">
      <style:table-column-properties style:column-width="3.193cm"/>
    </style:style>
    <style:style style:name="Table1.A1" style:family="table-cell">
      <style:table-cell-properties fo:padding="0.051cm" fo:border="none"/>
    </style:style>
    <style:style style:name="Table1.D1" style:family="table-cell">
      <style:table-cell-properties fo:padding="0.051cm" fo:border-left="0.55pt solid #000000" fo:border-right="0.55pt solid #000000" fo:border-top="0.55pt solid #000000" fo:border-bottom="none"/>
    </style:style>
    <style:style style:name="Table1.D2" style:family="table-cell">
      <style:table-cell-properties fo:padding="0.051cm" fo:border-left="0.55pt solid #000000" fo:border-right="0.55pt solid #000000" fo:border-top="none" fo:border-bottom="none"/>
    </style:style>
    <style:style style:name="Table1.D3" style:family="table-cell">
      <style:table-cell-properties fo:padding="0.051cm" fo:border-left="none" fo:border-right="none" fo:border-top="0.55pt solid #000000" fo:border-bottom="none"/>
    </style:style>
    <style:style style:name="Table1.B7" style:family="table-cell">
      <style:table-cell-properties fo:padding="0.051cm" fo:border-left="none" fo:border-right="none" fo:border-top="none" fo:border-bottom="0.55pt solid #000000"/>
    </style:style>
    <style:style style:name="Table6" style:family="table">
      <style:table-properties style:width="18.473cm" fo:margin-left="0cm" table:align="left"/>
    </style:style>
    <style:style style:name="Table6.A" style:family="table-column">
      <style:table-column-properties style:column-width="0.504cm"/>
    </style:style>
    <style:style style:name="Table6.B" style:family="table-column">
      <style:table-column-properties style:column-width="2.201cm"/>
    </style:style>
    <style:style style:name="Table6.C" style:family="table-column">
      <style:table-column-properties style:column-width="2.189cm"/>
    </style:style>
    <style:style style:name="Table6.E" style:family="table-column">
      <style:table-column-properties style:column-width="2.007cm"/>
    </style:style>
    <style:style style:name="Table6.F" style:family="table-column">
      <style:table-column-properties style:column-width="1.997cm"/>
    </style:style>
    <style:style style:name="Table6.G" style:family="table-column">
      <style:table-column-properties style:column-width="2.499cm"/>
    </style:style>
    <style:style style:name="Table6.H" style:family="table-column">
      <style:table-column-properties style:column-width="2.3cm"/>
    </style:style>
    <style:style style:name="Table6.I" style:family="table-column">
      <style:table-column-properties style:column-width="2.574cm"/>
    </style:style>
    <style:style style:name="Table6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6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6.I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6.A3" style:family="table-cell">
      <style:table-cell-properties style:vertical-align="middle" fo:padding="0.051cm" fo:border-left="none" fo:border-right="none" fo:border-top="0.55pt solid #000000" fo:border-bottom="none"/>
    </style:style>
    <style:style style:name="Table6.4" style:family="table-row">
      <style:table-row-properties fo:keep-together="always"/>
    </style:style>
    <style:style style:name="Table6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F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G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H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I4" style:family="table-cell">
      <style:table-cell-properties style:vertical-align="middle" fo:padding="0.051cm" fo:border="0.05pt solid #000000"/>
    </style:style>
    <style:style style:name="Table6.A5" style:family="table-cell">
      <style:table-cell-properties style:vertical-align="middle" fo:padding="0.051cm" fo:border="none"/>
    </style:style>
    <style:style style:name="Table6.A6" style:family="table-cell">
      <style:table-cell-properties style:vertical-align="middle" fo:padding="0cm" fo:border="none"/>
    </style:style>
    <style:style style:name="Table6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2" style:family="table">
      <style:table-properties style:width="18.473cm" fo:margin-left="0cm" table:align="left"/>
    </style:style>
    <style:style style:name="Table2.A" style:family="table-column">
      <style:table-column-properties style:column-width="0.441cm"/>
    </style:style>
    <style:style style:name="Table2.B" style:family="table-column">
      <style:table-column-properties style:column-width="1.864cm"/>
    </style:style>
    <style:style style:name="Table2.C" style:family="table-column">
      <style:table-column-properties style:column-width="2.083cm"/>
    </style:style>
    <style:style style:name="Table2.D" style:family="table-column">
      <style:table-column-properties style:column-width="2.799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692cm"/>
    </style:style>
    <style:style style:name="Table2.G" style:family="table-column">
      <style:table-column-properties style:column-width="0.69cm"/>
    </style:style>
    <style:style style:name="Table2.H" style:family="table-column">
      <style:table-column-properties style:column-width="3.152cm"/>
    </style:style>
    <style:style style:name="Table2.I" style:family="table-column">
      <style:table-column-properties style:column-width="3.701cm"/>
    </style:style>
    <style:style style:name="Table2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2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2.I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2.A3" style:family="table-cell">
      <style:table-cell-properties style:vertical-align="middle" fo:padding="0.051cm" fo:border-left="none" fo:border-right="none" fo:border-top="0.55pt solid #000000" fo:border-bottom="none"/>
    </style:style>
    <style:style style:name="Table2.G3" style:family="table-cell">
      <style:table-cell-properties style:vertical-align="middle" fo:padding="0.051cm" fo:border-left="none" fo:border-right="none" fo:border-top="0.55pt solid #000000" fo:border-bottom="none"/>
    </style:style>
    <style:style style:name="Table2.4" style:family="table-row">
      <style:table-row-properties fo:keep-together="always"/>
    </style:style>
    <style:style style:name="Table2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F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H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I4" style:family="table-cell">
      <style:table-cell-properties style:vertical-align="middle" fo:padding="0.051cm" fo:border="0.05pt solid #000000"/>
    </style:style>
    <style:style style:name="Table2.A5" style:family="table-cell">
      <style:table-cell-properties style:vertical-align="middle" fo:padding="0.051cm" fo:border="none"/>
    </style:style>
    <style:style style:name="Table2.G5" style:family="table-cell">
      <style:table-cell-properties style:vertical-align="middle" fo:padding="0.051cm" fo:border="none"/>
    </style:style>
    <style:style style:name="Table2.A6" style:family="table-cell">
      <style:table-cell-properties style:vertical-align="middle" fo:padding="0cm" fo:border="none"/>
    </style:style>
    <style:style style:name="Table2.G6" style:family="table-cell">
      <style:table-cell-properties style:vertical-align="middle" fo:padding="0cm" fo:border="none"/>
    </style:style>
    <style:style style:name="Table2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3" style:family="table">
      <style:table-properties style:width="18.463cm" fo:margin-left="0cm" table:align="left"/>
    </style:style>
    <style:style style:name="Table3.A" style:family="table-column">
      <style:table-column-properties style:column-width="0.617cm"/>
    </style:style>
    <style:style style:name="Table3.B" style:family="table-column">
      <style:table-column-properties style:column-width="4.277cm"/>
    </style:style>
    <style:style style:name="Table3.C" style:family="table-column">
      <style:table-column-properties style:column-width="3.505cm"/>
    </style:style>
    <style:style style:name="Table3.D" style:family="table-column">
      <style:table-column-properties style:column-width="3.507cm"/>
    </style:style>
    <style:style style:name="Table3.E" style:family="table-column">
      <style:table-column-properties style:column-width="0.402cm"/>
    </style:style>
    <style:style style:name="Table3.F" style:family="table-column">
      <style:table-column-properties style:column-width="2.619cm"/>
    </style:style>
    <style:style style:name="Table3.G" style:family="table-column">
      <style:table-column-properties style:column-width="0.109cm"/>
    </style:style>
    <style:style style:name="Table3.H" style:family="table-column">
      <style:table-column-properties style:column-width="3.425cm"/>
    </style:style>
    <style:style style:name="Table3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3.2" style:family="table-row">
      <style:table-row-properties style:min-row-height="0.598cm"/>
    </style:style>
    <style:style style:name="Table3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3.G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3.A3" style:family="table-cell">
      <style:table-cell-properties style:vertical-align="middle" fo:padding="0.051cm" fo:border-left="none" fo:border-right="none" fo:border-top="0.55pt solid #000000" fo:border-bottom="none"/>
    </style:style>
    <style:style style:name="Table3.F3" style:family="table-cell">
      <style:table-cell-properties style:vertical-align="middle" fo:padding="0.051cm" fo:border-left="none" fo:border-right="none" fo:border-top="0.55pt solid #000000" fo:border-bottom="none"/>
    </style:style>
    <style:style style:name="Table3.4" style:family="table-row">
      <style:table-row-properties fo:keep-together="always"/>
    </style:style>
    <style:style style:name="Table3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G4" style:family="table-cell">
      <style:table-cell-properties style:vertical-align="middle" fo:padding="0.051cm" fo:border="0.05pt solid #000000"/>
    </style:style>
    <style:style style:name="Table3.A5" style:family="table-cell">
      <style:table-cell-properties style:vertical-align="middle" fo:padding="0.051cm" fo:border="none"/>
    </style:style>
    <style:style style:name="Table3.F5" style:family="table-cell">
      <style:table-cell-properties style:vertical-align="middle" fo:padding="0.051cm" fo:border="none"/>
    </style:style>
    <style:style style:name="Table3.A6" style:family="table-cell">
      <style:table-cell-properties style:vertical-align="middle" fo:padding="0cm" fo:border="none"/>
    </style:style>
    <style:style style:name="Table3.F6" style:family="table-cell">
      <style:table-cell-properties style:vertical-align="middle" fo:padding="0cm" fo:border="none"/>
    </style:style>
    <style:style style:name="Table3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4" style:family="table">
      <style:table-properties style:width="18.463cm" fo:margin-left="0cm" table:align="left" style:shadow="none" style:may-break-between-rows="false"/>
    </style:style>
    <style:style style:name="Table4.A" style:family="table-column">
      <style:table-column-properties style:column-width="5.48cm"/>
    </style:style>
    <style:style style:name="Table4.B" style:family="table-column">
      <style:table-column-properties style:column-width="0.817cm"/>
    </style:style>
    <style:style style:name="Table4.C" style:family="table-column">
      <style:table-column-properties style:column-width="4.761cm"/>
    </style:style>
    <style:style style:name="Table4.D" style:family="table-column">
      <style:table-column-properties style:column-width="1.034cm"/>
    </style:style>
    <style:style style:name="Table4.E" style:family="table-column">
      <style:table-column-properties style:column-width="0.217cm"/>
    </style:style>
    <style:style style:name="Table4.F" style:family="table-column">
      <style:table-column-properties style:column-width="0.6cm"/>
    </style:style>
    <style:style style:name="Table4.G" style:family="table-column">
      <style:table-column-properties style:column-width="1.875cm"/>
    </style:style>
    <style:style style:name="Table4.H" style:family="table-column">
      <style:table-column-properties style:column-width="3.679cm"/>
    </style:style>
    <style:style style:name="Table4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4.2" style:family="table-row">
      <style:table-row-properties style:min-row-height="0.598cm"/>
    </style:style>
    <style:style style:name="Table4.A2" style:family="table-cell">
      <style:table-cell-properties style:vertical-align="middle" fo:background-color="transparent" fo:padding="0.051cm" fo:border-left="0.8pt solid #000000" fo:border-right="0.05pt solid #000000" fo:border-top="0.8pt solid #000000" fo:border-bottom="0.05pt solid #000000">
        <style:background-image/>
      </style:table-cell-properties>
    </style:style>
    <style:style style:name="Table4.A3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Table4.4" style:family="table-row">
      <style:table-row-properties fo:keep-together="always"/>
    </style:style>
    <style:style style:name="Table4.A4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4.5" style:family="table-row">
      <style:table-row-properties fo:keep-together="always"/>
    </style:style>
    <style:style style:name="Table4.A5" style:family="table-cell">
      <style:table-cell-properties style:vertical-align="middle" fo:background-color="transparent" fo:padding="0.051cm" fo:border="none">
        <style:background-image/>
      </style:table-cell-properties>
    </style:style>
    <style:style style:name="Table4.6" style:family="table-row">
      <style:table-row-properties fo:keep-together="always"/>
    </style:style>
    <style:style style:name="Table4.7" style:family="table-row">
      <style:table-row-properties fo:keep-together="always"/>
    </style:style>
    <style:style style:name="Table4.8" style:family="table-row">
      <style:table-row-properties fo:keep-together="always"/>
    </style:style>
    <style:style style:name="Table4.A9" style:family="table-cell">
      <style:table-cell-properties fo:padding="0.051cm" fo:border="none"/>
    </style:style>
    <style:style style:name="Table4.B9" style:family="table-cell">
      <style:table-cell-properties fo:padding="0.051cm" fo:border="none"/>
    </style:style>
    <style:style style:name="Table4.C9" style:family="table-cell">
      <style:table-cell-properties fo:padding="0.051cm" fo:border="none"/>
    </style:style>
    <style:style style:name="Table4.E9" style:family="table-cell">
      <style:table-cell-properties fo:padding="0.051cm" fo:border="none"/>
    </style:style>
    <style:style style:name="Table4.G9" style:family="table-cell">
      <style:table-cell-properties fo:padding="0.051cm" fo:border="none"/>
    </style:style>
    <style:style style:name="Table4.A10" style:family="table-cell">
      <style:table-cell-properties fo:padding="0.051cm" fo:border="none"/>
    </style:style>
    <style:style style:name="Table4.B10" style:family="table-cell">
      <style:table-cell-properties fo:padding="0.051cm" fo:border="none"/>
    </style:style>
    <style:style style:name="Table4.C10" style:family="table-cell">
      <style:table-cell-properties fo:padding="0.051cm" fo:border="none"/>
    </style:style>
    <style:style style:name="Table4.E10" style:family="table-cell">
      <style:table-cell-properties fo:padding="0.051cm" fo:border="none"/>
    </style:style>
    <style:style style:name="Table4.G10" style:family="table-cell">
      <style:table-cell-properties fo:padding="0.051cm" fo:border="none"/>
    </style:style>
    <style:style style:name="Table4.A11" style:family="table-cell">
      <style:table-cell-properties fo:padding="0.051cm" fo:border-left="none" fo:border-right="none" fo:border-top="none" fo:border-bottom="0.05pt solid #000000"/>
    </style:style>
    <style:style style:name="Table4.B11" style:family="table-cell">
      <style:table-cell-properties fo:padding="0.051cm" fo:border="none"/>
    </style:style>
    <style:style style:name="Table4.C11" style:family="table-cell">
      <style:table-cell-properties fo:padding="0.051cm" fo:border-left="none" fo:border-right="none" fo:border-top="none" fo:border-bottom="0.05pt solid #000000"/>
    </style:style>
    <style:style style:name="Table4.E11" style:family="table-cell">
      <style:table-cell-properties fo:padding="0.051cm" fo:border="none"/>
    </style:style>
    <style:style style:name="Table4.G11" style:family="table-cell">
      <style:table-cell-properties fo:padding="0.051cm" fo:border-left="none" fo:border-right="none" fo:border-top="none" fo:border-bottom="0.05pt solid #000000"/>
    </style:style>
    <style:style style:name="Table4.A12" style:family="table-cell">
      <style:table-cell-properties fo:padding="0.051cm" fo:border="none"/>
    </style:style>
    <style:style style:name="Table4.B12" style:family="table-cell">
      <style:table-cell-properties fo:padding="0.051cm" fo:border="none"/>
    </style:style>
    <style:style style:name="Table4.C12" style:family="table-cell">
      <style:table-cell-properties fo:padding="0.051cm" fo:border="none"/>
    </style:style>
    <style:style style:name="Table4.E12" style:family="table-cell">
      <style:table-cell-properties fo:padding="0.051cm" fo:border="none"/>
    </style:style>
    <style:style style:name="Table4.G12" style:family="table-cell">
      <style:table-cell-properties fo:padding="0.051cm" fo:border="none"/>
    </style:style>
    <style:style style:name="Table4.A13" style:family="table-cell">
      <style:table-cell-properties fo:padding="0cm" fo:border="none"/>
    </style:style>
    <style:style style:name="Table4.B13" style:family="table-cell">
      <style:table-cell-properties fo:padding="0cm" fo:border="none"/>
    </style:style>
    <style:style style:name="Table4.C13" style:family="table-cell">
      <style:table-cell-properties fo:padding="0cm" fo:border="none"/>
    </style:style>
    <style:style style:name="Table4.E13" style:family="table-cell">
      <style:table-cell-properties fo:padding="0cm" fo:border="none"/>
    </style:style>
    <style:style style:name="Table4.G13" style:family="table-cell">
      <style:table-cell-properties fo:padding="0cm" fo:border="none"/>
    </style:style>
    <style:style style:name="P1" style:family="paragraph" style:parent-style-name="Table_20_Contents"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2" style:family="paragraph" style:parent-style-name="Table_20_Contents">
      <style:text-properties style:font-name="Arial" fo:font-size="10pt" style:font-name-asian="DejaVu Sans Mono" style:font-size-asian="10pt" style:font-name-complex="DejaVu Sans Mono" style:font-size-complex="10pt"/>
    </style:style>
    <style:style style:name="P3" style:family="paragraph" style:parent-style-name="Table_20_Contents">
      <style:text-properties style:font-name="Arial" fo:font-size="10pt" officeooo:paragraph-rsid="002765d8" style:font-name-asian="DejaVu Sans Mono" style:font-size-asian="10pt" style:font-name-complex="DejaVu Sans Mono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officeooo:rsid="0020ccfc" officeooo:paragraph-rsid="0020ccfc" style:font-name-asian="DejaVu Sans Mono" style:font-size-asian="10pt" style:font-name-complex="DejaVu Sans Mono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officeooo:paragraph-rsid="00198e2d" style:font-name-asian="DejaVu Sans Mono" style:font-size-asian="10pt" style:font-name-complex="DejaVu Sans Mono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officeooo:paragraph-rsid="00adc388" style:font-name-asian="DejaVu Sans Mono" style:font-size-asian="10pt" style:font-name-complex="DejaVu Sans Mono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officeooo:paragraph-rsid="00b6eb3b" style:font-name-asian="DejaVu Sans Mono" style:font-size-asian="10pt" style:font-name-complex="DejaVu Sans Mono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0pt" officeooo:paragraph-rsid="00ba2b2c" style:font-name-asian="DejaVu Sans Mono" style:font-size-asian="10pt" style:font-name-complex="DejaVu Sans Mono" style:font-size-complex="10pt"/>
    </style:style>
    <style:style style:name="P15" style:family="paragraph" style:parent-style-name="Table_20_Contents"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16" style:family="paragraph" style:parent-style-name="Table_20_Contents"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officeooo:rsid="00b091b9" officeooo:paragraph-rsid="00aecfb8" style:font-name-asian="DejaVu Sans Mono" style:font-size-asian="10pt" style:font-name-complex="DejaVu Sans Mono" style:font-size-complex="10pt"/>
    </style:style>
    <style:style style:name="P18" style:family="paragraph" style:parent-style-name="Table_20_Contents"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1de6f5" style:font-name-asian="DejaVu Sans Mono" style:font-size-asian="8.75pt" style:font-weight-asian="bold" style:font-name-complex="DejaVu Sans Mono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20ccfc" style:font-name-asian="DejaVu Sans Mono" style:font-size-asian="8.75pt" style:font-weight-asian="bold" style:font-name-complex="DejaVu Sans Mono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2765d8" style:font-name-asian="DejaVu Sans Mono" style:font-size-asian="8.75pt" style:font-weight-asian="bold" style:font-name-complex="DejaVu Sans Mono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normal" officeooo:rsid="00c19e37" officeooo:paragraph-rsid="00b6eb3b" style:font-name-asian="DejaVu Sans Mono" style:font-size-asian="8.75pt" style:font-weight-asian="normal" style:font-name-complex="DejaVu Sans Mono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normal" officeooo:rsid="00c19e37" officeooo:paragraph-rsid="00ad07d2" style:font-name-asian="DejaVu Sans Mono" style:font-size-asian="8.75pt" style:font-weight-asian="normal" style:font-name-complex="DejaVu Sans Mono" style:font-size-complex="10pt" style:font-weight-complex="normal"/>
    </style:style>
    <style:style style:name="P24" style:family="paragraph" style:parent-style-name="Table_20_Contents">
      <style:text-properties style:font-name="Arial" fo:font-size="10pt" fo:font-weight="bold" officeooo:rsid="00314e41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fo:font-weight="bold" officeooo:rsid="00314e41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officeooo:rsid="002fc87b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officeooo:rsid="002fc87b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adc388" style:font-name-asian="DejaVu Sans Mono" style:font-size-asian="10pt" style:font-weight-asian="bold" style:font-name-complex="DejaVu Sans Mono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ba2b2c" style:font-name-asian="DejaVu Sans Mono" style:font-size-asian="10pt" style:font-weight-asian="bold" style:font-name-complex="DejaVu Sans Mono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e44d5b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e44d5b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e44d5b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36" style:family="paragraph" style:parent-style-name="Table_20_Contents">
      <style:text-properties style:font-name="Arial" fo:font-size="10pt" fo:font-weight="bold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37" style:family="paragraph" style:parent-style-name="Table_20_Contents">
      <style:text-properties style:font-name="Arial" fo:font-size="10pt" fo:font-weight="bold" officeooo:paragraph-rsid="00a43432" style:font-name-asian="DejaVu Sans Mono" style:font-size-asian="10pt" style:font-weight-asian="bold" style:font-name-complex="DejaVu Sans Mono" style:font-size-complex="10pt" style:font-weight-complex="bold"/>
    </style:style>
    <style:style style:name="P38" style:family="paragraph" style:parent-style-name="Table_20_Contents">
      <style:text-properties style:font-name="Arial" fo:font-size="10pt" fo:font-weight="bold" officeooo:rsid="00a43432" officeooo:paragraph-rsid="00a43432" style:font-name-asian="DejaVu Sans Mono" style:font-size-asian="10pt" style:font-weight-asian="bold" style:font-name-complex="DejaVu Sans Mono" style:font-size-complex="10pt" style:font-weight-complex="bold"/>
    </style:style>
    <style:style style:name="P39" style:family="paragraph" style:parent-style-name="Table_20_Contents">
      <style:text-properties style:font-name="Arial" fo:font-size="10pt" fo:font-weight="bold" officeooo:rsid="00ab1143" officeooo:paragraph-rsid="00ab1143" style:font-name-asian="DejaVu Sans Mono" style:font-size-asian="10pt" style:font-weight-asian="bold" style:font-name-complex="DejaVu Sans Mono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c388" officeooo:paragraph-rsid="00adc388" style:font-name-asian="DejaVu Sans Mono" style:font-size-asian="10pt" style:font-weight-asian="bold" style:font-name-complex="DejaVu Sans Mono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c19e37" officeooo:paragraph-rsid="00b6eb3b" style:font-name-asian="DejaVu Sans Mono" style:font-size-asian="10pt" style:font-weight-asian="bold" style:font-name-complex="DejaVu Sans Mono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weight="bold" officeooo:rsid="00ba2b2c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6e8f1b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10pt" fo:font-weight="normal" officeooo:paragraph-rsid="00a43432" style:font-name-asian="DejaVu Sans Mono" style:font-size-asian="10pt" style:font-weight-asian="normal" style:font-name-complex="DejaVu Sans Mono" style:font-size-complex="10pt" style:font-weight-complex="normal"/>
    </style:style>
    <style:style style:name="P45" style:family="paragraph" style:parent-style-name="Table_20_Contents">
      <style:text-properties style:font-name="Arial" fo:font-size="8pt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8pt" officeooo:rsid="006e8f1b" officeooo:paragraph-rsid="006e8f1b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7pt" fo:font-weight="normal" officeooo:rsid="0068d1c4" officeooo:paragraph-rsid="00852790" style:font-name-asian="Microsoft YaHei" style:font-size-asian="7pt" style:font-weight-asian="normal" style:font-name-complex="Mangal" style:font-size-complex="7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Arial1" fo:font-size="12pt" fo:font-weight="bold" officeooo:paragraph-rsid="001b87f7" style:font-name-asian="DejaVu Sans Mono" style:font-size-asian="12pt" style:font-weight-asian="bold" style:font-name-complex="DejaVu Sans Mono" style:font-size-complex="12pt" style:font-weight-complex="bold"/>
    </style:style>
    <style:style style:name="P50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d4275" style:font-name-asian="DejaVu Sans Mono" style:font-size-asian="8.75pt" style:font-weight-asian="bold" style:font-name-complex="DejaVu Sans Mono" style:font-size-complex="10pt" style:font-weight-complex="bold"/>
    </style:style>
    <style:style style:name="P51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d4821" style:font-name-asian="DejaVu Sans Mono" style:font-size-asian="8.75pt" style:font-weight-asian="bold" style:font-name-complex="DejaVu Sans Mono" style:font-size-complex="10pt" style:font-weight-complex="bold"/>
    </style:style>
    <style:style style:name="P52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53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c0199" style:font-name-asian="DejaVu Sans Mono" style:font-size-asian="8.75pt" style:font-weight-asian="bold" style:font-name-complex="DejaVu Sans Mono" style:font-size-complex="10pt" style:font-weight-complex="bold"/>
    </style:style>
    <style:style style:name="P54" style:family="paragraph" style:parent-style-name="Table_20_Contents">
      <style:text-properties style:font-name="Arial1" fo:font-size="10pt" fo:font-weight="bold" officeooo:rsid="006135fa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55" style:family="paragraph" style:parent-style-name="Table_20_Contents">
      <style:text-properties style:font-name="Arial1" fo:font-size="10pt" fo:font-weight="bold" officeooo:rsid="007ef2e9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56" style:family="paragraph" style:parent-style-name="Table_20_Contents">
      <style:text-properties style:font-name="Arial1" fo:font-size="10pt" fo:font-weight="bold" officeooo:rsid="007ef2e9" officeooo:paragraph-rsid="00b216f6" style:font-name-asian="DejaVu Sans Mono" style:font-size-asian="8.75pt" style:font-weight-asian="bold" style:font-name-complex="DejaVu Sans Mono" style:font-size-complex="10pt" style:font-weight-complex="bold"/>
    </style:style>
    <style:style style:name="P57" style:family="paragraph" style:parent-style-name="Table_20_Contents">
      <style:text-properties style:font-name="Arial1" fo:font-size="10pt" fo:font-weight="bold" officeooo:paragraph-rsid="009d4275" style:font-name-asian="DejaVu Sans Mono" style:font-size-asian="8.75pt" style:font-weight-asian="bold" style:font-name-complex="DejaVu Sans Mono" style:font-size-complex="10pt" style:font-weight-complex="bold"/>
    </style:style>
    <style:style style:name="P58" style:family="paragraph" style:parent-style-name="Table_20_Contents">
      <style:text-properties style:font-name="Arial1" fo:font-size="10pt" fo:font-weight="bold" officeooo:paragraph-rsid="009d4821" style:font-name-asian="DejaVu Sans Mono" style:font-size-asian="8.75pt" style:font-weight-asian="bold" style:font-name-complex="DejaVu Sans Mono" style:font-size-complex="10pt" style:font-weight-complex="bold"/>
    </style:style>
    <style:style style:name="P59" style:family="paragraph" style:parent-style-name="Table_20_Contents">
      <style:text-properties style:font-name="Arial1" fo:font-size="10pt" fo:font-weight="bold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60" style:family="paragraph" style:parent-style-name="Table_20_Contents">
      <style:text-properties style:font-name="Arial1" fo:font-size="10pt" fo:font-weight="bold" officeooo:paragraph-rsid="009c0199" style:font-name-asian="DejaVu Sans Mono" style:font-size-asian="8.75pt" style:font-weight-asian="bold" style:font-name-complex="DejaVu Sans Mono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198e2d" style:font-name-asian="DejaVu Sans Mono" style:font-size-asian="10pt" style:font-weight-asian="normal" style:font-name-complex="DejaVu Sans Mono" style:font-size-complex="10pt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style:font-name="Arial1" fo:font-size="10pt" fo:font-weight="normal" officeooo:paragraph-rsid="001c070c" style:font-name-asian="DejaVu Sans Mono" style:font-size-asian="10pt" style:font-weight-asian="normal" style:font-name-complex="DejaVu Sans Mono" style:font-size-complex="10pt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style:font-name="Arial1" fo:font-size="10pt" fo:font-weight="normal" officeooo:rsid="001c070c" officeooo:paragraph-rsid="001c070c" style:font-name-asian="DejaVu Sans Mono" style:font-size-asian="10pt" style:font-weight-asian="normal" style:font-name-complex="DejaVu Sans Mono" style:font-size-complex="10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Arial1" fo:font-size="10pt" fo:font-weight="normal" officeooo:rsid="001c070c" officeooo:paragraph-rsid="001de6f5" style:font-name-asian="DejaVu Sans Mono" style:font-size-asian="10pt" style:font-weight-asian="normal" style:font-name-complex="DejaVu Sans Mono" style:font-size-complex="10pt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1bef3" officeooo:paragraph-rsid="00a1bef3" style:font-name-asian="DejaVu Sans Mono" style:font-size-asian="10pt" style:font-weight-asian="normal" style:font-name-complex="DejaVu Sans Mono" style:font-size-complex="10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1bef3" officeooo:paragraph-rsid="00a7a9d9" style:font-name-asian="DejaVu Sans Mono" style:font-size-asian="10pt" style:font-weight-asian="normal" style:font-name-complex="DejaVu Sans Mono" style:font-size-complex="10pt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Arial1" fo:font-size="10pt" style:text-underline-style="none" fo:font-weight="bold" officeooo:paragraph-rsid="002be0c8" style:font-name-asian="DejaVu Sans Mono" style:font-size-asian="8.75pt" style:font-weight-asian="bold" style:font-name-complex="DejaVu Sans Mono" style:font-size-complex="10pt" style:font-weight-complex="bold"/>
    </style:style>
    <style:style style:name="P68" style:family="paragraph" style:parent-style-name="Table_20_Contents">
      <style:text-properties style:font-name="Arial1" fo:font-size="10pt" officeooo:paragraph-rsid="009d4275" style:font-name-asian="DejaVu Sans Mono" style:font-size-asian="8.75pt" style:font-name-complex="DejaVu Sans Mono" style:font-size-complex="10pt"/>
    </style:style>
    <style:style style:name="P69" style:family="paragraph" style:parent-style-name="Table_20_Contents">
      <style:text-properties style:font-name="Arial1" fo:font-size="10pt" officeooo:paragraph-rsid="009d4821" style:font-name-asian="DejaVu Sans Mono" style:font-size-asian="8.75pt" style:font-name-complex="DejaVu Sans Mono" style:font-size-complex="10pt"/>
    </style:style>
    <style:style style:name="P70" style:family="paragraph" style:parent-style-name="Table_20_Contents">
      <style:text-properties style:font-name="Arial1" fo:font-size="10pt" officeooo:paragraph-rsid="009e29e6" style:font-name-asian="DejaVu Sans Mono" style:font-size-asian="8.75pt" style:font-name-complex="DejaVu Sans Mono" style:font-size-complex="10pt"/>
    </style:style>
    <style:style style:name="P71" style:family="paragraph" style:parent-style-name="Table_20_Contents">
      <style:text-properties style:font-name="Arial1" fo:font-size="10pt" officeooo:paragraph-rsid="00a62f24" style:font-name-asian="DejaVu Sans Mono" style:font-size-asian="8.75pt" style:font-name-complex="DejaVu Sans Mono" style:font-size-complex="10pt"/>
    </style:style>
    <style:style style:name="P72" style:family="paragraph" style:parent-style-name="Table_20_Contents">
      <style:text-properties style:font-name="Arial1" fo:font-size="10pt" officeooo:paragraph-rsid="009c0199" style:font-name-asian="DejaVu Sans Mono" style:font-size-asian="8.75pt" style:font-name-complex="DejaVu Sans Mono" style:font-size-complex="10pt"/>
    </style:style>
    <style:style style:name="P73" style:family="paragraph" style:parent-style-name="Table_20_Contents">
      <style:text-properties style:font-name="Arial1" fo:font-size="5pt" officeooo:paragraph-rsid="009d4275" style:font-name-asian="DejaVu Sans Mono" style:font-size-asian="5pt" style:font-name-complex="DejaVu Sans Mono" style:font-size-complex="5pt"/>
    </style:style>
    <style:style style:name="P74" style:family="paragraph" style:parent-style-name="Table_20_Contents">
      <style:text-properties style:font-name="Arial1" fo:font-size="5pt" officeooo:paragraph-rsid="009d4821" style:font-name-asian="DejaVu Sans Mono" style:font-size-asian="5pt" style:font-name-complex="DejaVu Sans Mono" style:font-size-complex="5pt"/>
    </style:style>
    <style:style style:name="P75" style:family="paragraph" style:parent-style-name="Table_20_Contents">
      <style:text-properties style:font-name="Arial1" fo:font-size="5pt" officeooo:rsid="005e4658" officeooo:paragraph-rsid="009c0199" style:font-name-asian="DejaVu Sans Mono" style:font-size-asian="4.34999990463257pt" style:font-name-complex="DejaVu Sans Mono" style:font-size-complex="5pt"/>
    </style:style>
    <style:style style:name="P76" style:family="paragraph" style:parent-style-name="Table_20_Contents">
      <style:text-properties officeooo:paragraph-rsid="009d4821"/>
    </style:style>
    <style:style style:name="P77" style:family="paragraph" style:parent-style-name="Standard">
      <style:text-properties officeooo:paragraph-rsid="0062691c"/>
    </style:style>
    <style:style style:name="P78" style:family="paragraph" style:parent-style-name="Standard">
      <style:text-properties officeooo:rsid="001737e1" officeooo:paragraph-rsid="009d4275"/>
    </style:style>
    <style:style style:name="P79" style:family="paragraph" style:parent-style-name="Standard">
      <style:text-properties officeooo:paragraph-rsid="009d4275"/>
    </style:style>
    <style:style style:name="P80" style:family="paragraph" style:parent-style-name="Standard">
      <style:text-properties officeooo:paragraph-rsid="009e29e6"/>
    </style:style>
    <style:style style:name="P81" style:family="paragraph" style:parent-style-name="Standard">
      <style:text-properties officeooo:paragraph-rsid="009d4821"/>
    </style:style>
    <style:style style:name="P82" style:family="paragraph" style:parent-style-name="Standard">
      <style:text-properties officeooo:paragraph-rsid="00a43432"/>
    </style:style>
    <style:style style:name="P83" style:family="paragraph" style:parent-style-name="Preformatted_20_Text">
      <style:text-properties officeooo:rsid="001737e1" officeooo:paragraph-rsid="009c0199"/>
    </style:style>
    <style:style style:name="P84" style:family="paragraph" style:parent-style-name="Table_20_Contents">
      <style:paragraph-properties fo:text-align="center" style:justify-single-word="false"/>
      <style:text-properties style:font-name="Arial" fo:font-size="10pt" fo:font-weight="bold" officeooo:rsid="00c6374a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85" style:family="paragraph" style:parent-style-name="Table_20_Contents">
      <style:text-properties style:font-name="Arial" fo:font-size="10pt" officeooo:rsid="00c7bb95" officeooo:paragraph-rsid="00c7bb95" style:font-name-asian="DejaVu Sans Mono" style:font-size-asian="10pt" style:font-name-complex="DejaVu Sans Mono" style:font-size-complex="10pt"/>
    </style:style>
    <style:style style:name="P86" style:family="paragraph" style:parent-style-name="Table_20_Contents">
      <style:paragraph-properties fo:text-align="start" style:justify-single-word="false"/>
      <style:text-properties style:font-name="Arial" fo:font-size="10pt" fo:font-weight="normal" officeooo:paragraph-rsid="00a43432" style:font-name-asian="DejaVu Sans Mono" style:font-size-asian="10pt" style:font-weight-asian="normal" style:font-name-complex="DejaVu Sans Mono" style:font-size-complex="10pt" style:font-weight-complex="normal"/>
    </style:style>
    <style:style style:name="T1" style:family="text">
      <style:text-properties style:font-name="Arial" style:font-size-asian="10pt"/>
    </style:style>
    <style:style style:name="T2" style:family="text">
      <style:text-properties style:font-name="Arial" fo:font-size="7pt" fo:font-weight="normal" officeooo:rsid="0068d1c4" style:font-name-asian="Microsoft YaHei" style:font-size-asian="7pt" style:font-weight-asian="normal" style:font-name-complex="Mangal" style:font-size-complex="7pt" style:font-weight-complex="normal"/>
    </style:style>
    <style:style style:name="T3" style:family="text">
      <style:text-properties style:font-name="Arial" officeooo:rsid="00771f29" style:font-name-asian="Microsoft YaHei" style:font-size-asian="10pt" style:font-name-complex="Mangal"/>
    </style:style>
    <style:style style:name="T4" style:family="text">
      <style:text-properties officeooo:rsid="0068d1c4"/>
    </style:style>
    <style:style style:name="T5" style:family="text">
      <style:text-properties style:font-name="Arial1" fo:font-weight="bold" style:font-size-asian="8.75pt" style:font-weight-asian="bold" style:font-weight-complex="bold"/>
    </style:style>
    <style:style style:name="T6" style:family="text">
      <style:text-properties officeooo:rsid="00198e2d"/>
    </style:style>
    <style:style style:name="T7" style:family="text">
      <style:text-properties officeooo:rsid="00da69f3"/>
    </style:style>
    <style:style style:name="T8" style:family="text">
      <style:text-properties officeooo:rsid="00b9df4d"/>
    </style:style>
    <style:style style:name="T9" style:family="text">
      <style:text-properties officeooo:rsid="00b16afa"/>
    </style:style>
    <style:style style:name="T10" style:family="text">
      <style:text-properties officeooo:rsid="00b216f6"/>
    </style:style>
    <style:style style:name="T11" style:family="text">
      <style:text-properties officeooo:rsid="00b3b610"/>
    </style:style>
    <style:style style:name="T12" style:family="text">
      <style:text-properties style:text-underline-style="none" fo:font-weight="normal" officeooo:rsid="005cc5d9" style:font-size-asian="8.75pt" style:font-weight-asian="normal" style:font-weight-complex="normal"/>
    </style:style>
    <style:style style:name="T13" style:family="text">
      <style:text-properties officeooo:rsid="00c7de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85">Zagreb, <text:span text:style-name="T13"><text:text-input text:description="&lt;(formatLang(o.date_liquidation or '',date=True))&gt;">date_liquidation</text:text-input>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D1" table:number-columns-spanned="3" office:value-type="string">
            <text:p text:style-name="P61"><text:text-input text:description="&lt;_(&quot;NALOG ZA SLUŽBENO PUTOVANJE&quot;)&gt;">NALOG ZA SLUŽBENO PUTOVANJE</text:text-input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D2" table:number-columns-spanned="3" office:value-type="string">
            <text:p text:style-name="P5"><text:span text:style-name="T6"><text:text-input text:description="&lt;_(&quot;Broj:&quot;)&gt;">Broj:</text:text-input></text:span><text:span text:style-name="T6"> </text:span><text:span text:style-name="T5"><text:text-input text:description="&lt;o.name or ''&gt;">name</text:text-input>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D3" table:number-columns-spanned="2" office:value-type="string">
            <text:p text:style-name="P2"/>
          </table:table-cell>
          <table:covered-table-cell/>
          <table:table-cell table:style-name="Table1.D3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4" office:value-type="string">
            <text:p text:style-name="P49"><text:text-input text:description="&lt;_(&quot;OBRAČUN PUTNIH TROŠKOVA&quot;)&gt;">OBRAČUN PUTNIH TROŠKOVA</text:text-input></text:p>
          </table:table-cell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office:value-type="string">
            <text:p text:style-name="P2"/>
          </table:table-cell>
        </table:table-row>
        <table:table-row>
          <table:table-cell table:style-name="Table1.A1" table:number-columns-spanned="5" office:value-type="string">
            <text:p text:style-name="P62"><text:text-input text:description="&lt;_(&quot;Za obavljeno službeno putovanje na temelju ovog naloga podnosim ovaj obračun:&quot;)&gt;">Za obavljeno službeno putovanje na temelju ovog naloga podnosim ovaj obračun:</text:text-input>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63"><text:text-input text:description="&lt;_(&quot;Na put sam krenuo-la dana&quot;)&gt;">Na put sam krenuo-la dana</text:text-input></text:p>
          </table:table-cell>
          <table:table-cell table:style-name="Table1.B7" office:value-type="string">
            <text:p text:style-name="P19"><text:text-input text:description="&lt;(formatLang(o.date_from or '',date_time=True)[:10])&gt;">date_from</text:text-input></text:p>
          </table:table-cell>
          <table:table-cell table:style-name="Table1.A1" office:value-type="string">
            <text:p text:style-name="P4"><text:text-input text:description="&lt;_(&quot;u&quot;)&gt;">u</text:text-input></text:p>
          </table:table-cell>
          <table:table-cell table:style-name="Table1.B7" office:value-type="string">
            <text:p text:style-name="P20"><text:text-input text:description="&lt;(formatLang(o.date_from or '',date_time=True)[11:])&gt;">time_from</text:text-input></text:p>
          </table:table-cell>
          <table:table-cell table:style-name="Table1.A1" office:value-type="string">
            <text:p text:style-name="P2"><text:text-input text:description="&lt;_(&quot;sati&quot;)&gt;">sati</text:text-input>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63"><text:text-input text:description="&lt;_(&quot;Vratio-la sam se dana&quot;)&gt;">Vratio-la sam se dana</text:text-input></text:p>
          </table:table-cell>
          <table:table-cell table:style-name="Table1.B7" office:value-type="string">
            <text:p text:style-name="P19"><text:text-input text:description="&lt;(formatLang(o.date_to or '',date_time=True)[:10])&gt;">date_from</text:text-input></text:p>
          </table:table-cell>
          <table:table-cell table:style-name="Table1.A1" office:value-type="string">
            <text:p text:style-name="P4"><text:text-input text:description="&lt;_(&quot;u&quot;)&gt;">u</text:text-input></text:p>
          </table:table-cell>
          <table:table-cell table:style-name="Table1.B7" office:value-type="string">
            <text:p text:style-name="P21"><text:text-input text:description="&lt;(formatLang(o.date_to or '',date_time=True)[11:])&gt;">time_to</text:text-input></text:p>
          </table:table-cell>
          <table:table-cell table:style-name="Table1.A1" office:value-type="string">
            <text:p text:style-name="P3"><text:text-input text:description="&lt;_(&quot;sati&quot;)&gt;">sati</text:text-input>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64"/>
          </table:table-cell>
          <table:table-cell table:style-name="Table1.A1" table:number-columns-spanned="4" office:value-type="string">
            <text:p text:style-name="P67"/>
          </table:table-cell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office:value-type="string">
            <text:p text:style-name="P2"/>
          </table:table-cell>
        </table:table-row>
      </table:table>
      <text:p text:style-name="P8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row>
          <table:table-cell table:style-name="Table6.A1" table:number-columns-spanned="9" office:value-type="string">
            <text:p text:style-name="P25"><text:text-input text:description="&lt;_(&quot;I. DNEVNICA&quot;)&gt;">I. DNEVNIC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table:number-columns-spanned="2" office:value-type="string">
            <text:p text:style-name="P27"><text:text-input text:description="&lt;_(&quot;Država&quot;)&gt;">Država</text:text-input></text:p>
          </table:table-cell>
          <table:covered-table-cell/>
          <table:table-cell table:style-name="Table6.A2" office:value-type="string">
            <text:p text:style-name="P41"><text:text-input text:description="&lt;_('Od datuma')&gt;">Od datuma</text:text-input></text:p>
          </table:table-cell>
          <table:table-cell table:style-name="Table6.A2" office:value-type="string">
            <text:p text:style-name="P41"><text:text-input text:description="&lt;_('Do datuma')&gt;">Do datuma</text:text-input></text:p>
          </table:table-cell>
          <table:table-cell table:style-name="Table6.A2" office:value-type="string">
            <text:p text:style-name="P31"><text:text-input text:description="&lt; _(&quot;Iznos dnevnice&quot;)&gt;">Iznos dnevnice</text:text-input></text:p>
          </table:table-cell>
          <table:table-cell table:style-name="Table6.A2" office:value-type="string">
            <text:p text:style-name="P42"><text:text-input text:description="&lt;_(&quot;Broj dnevnica&quot;)&gt;">Broj dnevnica</text:text-input></text:p>
          </table:table-cell>
          <table:table-cell table:style-name="Table6.A2" office:value-type="string">
            <text:p text:style-name="P32"><text:text-input text:description="&lt;_(&quot;UKUPNO&quot;)&gt;">UKUPNO</text:text-input></text:p>
          </table:table-cell>
          <table:table-cell table:style-name="Table6.A2" office:value-type="string">
            <text:p text:style-name="P31"><text:text-input text:description="&lt;_(&quot;Tečaj&quot;)&gt;">Tečaj</text:text-input></text:p>
          </table:table-cell>
          <table:table-cell table:style-name="Table6.I2" office:value-type="string">
            <text:p text:style-name="P35"><text:text-input text:description="&lt;_(&quot;UKUPNO [HRK]&quot;)&gt;">UKUPNO [HRK]</text:text-input></text:p>
          </table:table-cell>
        </table:table-row>
        <table:table-row>
          <table:table-cell table:style-name="Table6.A3" table:number-columns-spanned="9" office:value-type="string">
            <text:p text:style-name="P71"><text:text-input text:description="&lt;for each=&quot;line in o.daily_allowance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4">
          <table:table-cell table:style-name="Table6.A4" office:value-type="string">
            <text:p text:style-name="P9"><text:text-input text:description="&lt;str(o.daily_allowance_ids._ids.index(line.id)+1)&gt;">1</text:text-input>.</text:p>
          </table:table-cell>
          <table:table-cell table:style-name="Table6.B4" office:value-type="string">
            <text:p text:style-name="P18"><text:text-input text:description="&lt;line.country_id.name or ''&gt;">country</text:text-input></text:p>
          </table:table-cell>
          <table:table-cell table:style-name="Table6.C4" office:value-type="string">
            <text:p text:style-name="P10"><text:span text:style-name="T12"><text:text-input text:description="&lt;formatLang(line.date_from or '',date_time=True)[:10]&gt;">date_from</text:text-input></text:span><text:span text:style-name="T12"><text:line-break/></text:span><text:span text:style-name="T12"><text:text-input text:description="&lt;formatLang(line.date_from or '',date_time=True)[11:]&gt;">date_from</text:text-input></text:span></text:p>
          </table:table-cell>
          <table:table-cell table:style-name="Table6.D4" office:value-type="string">
            <text:p text:style-name="P22"><text:text-input text:description="&lt;formatLang(line.date_to or '',date_time=True)[:10]&gt;">date_to</text:text-input><text:line-break/><text:text-input text:description="&lt;formatLang(line.date_to or '',date_time=True)[11:]&gt;">date_to</text:text-input></text:p>
          </table:table-cell>
          <table:table-cell table:style-name="Table6.E4" office:value-type="string">
            <text:p text:style-name="P23"><text:text-input text:description="&lt;formatLang(line.allowance_unit_amount,digits=2) or ''&gt;">unit_amount</text:text-input></text:p>
          </table:table-cell>
          <table:table-cell table:style-name="Table6.F4" office:value-type="string">
            <text:p text:style-name="P9"><text:text-input text:description="&lt;formatLang(line.num_of_allowances,digits=2) or ''&gt;">num_of_allowance</text:text-input></text:p>
          </table:table-cell>
          <table:table-cell table:style-name="Table6.G4" office:value-type="string">
            <text:p text:style-name="P14"><text:text-input text:description="&lt;formatLang(line.allowance_amount_total,digits=2) or ''&gt;">total_allowance</text:text-input> <text:text-input text:description="&lt;line.currency_id.name or ''&gt;">currency_id</text:text-input></text:p>
          </table:table-cell>
          <table:table-cell table:style-name="Table6.H4" office:value-type="string">
            <text:p text:style-name="P9"><text:text-input text:description="&lt;formatLang(line.lcy_rate,digits=6) or ''&gt;">lcy_rate</text:text-input></text:p>
          </table:table-cell>
          <table:table-cell table:style-name="Table6.I4" office:value-type="string">
            <text:p text:style-name="P13"><text:text-input text:description="&lt;formatLang(line.lcy_allowance_amount_total,digits=2) or ''&gt;">lcy_allowance_amount_total</text:text-input> <text:text-input text:description="&lt;o.company_id.currency_id.name or ''&gt;">cc</text:text-input></text:p>
          </table:table-cell>
        </table:table-row>
        <table:table-row>
          <table:table-cell table:style-name="Table6.A5" table:number-columns-spanned="9" office:value-type="string">
            <text:p text:style-name="P72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6" table:number-columns-spanned="9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7" table:number-columns-spanned="5" office:value-type="string">
            <text:p text:style-name="P60"><text:text-input text:description="&lt;_(&quot;Ukupno dnevnice&quot;)&gt;">Ukupno dnevnice</text:text-input></text:p>
          </table:table-cell>
          <table:covered-table-cell/>
          <table:covered-table-cell/>
          <table:covered-table-cell/>
          <table:covered-table-cell/>
          <table:table-cell table:style-name="Table6.A7" table:number-columns-spanned="3" office:value-type="string">
            <text:p text:style-name="P60"/>
          </table:table-cell>
          <table:covered-table-cell/>
          <table:covered-table-cell/>
          <table:table-cell table:style-name="Table6.A7" office:value-type="string">
            <text:p text:style-name="P53"><text:text-input text:description="&lt;formatLang(o.lcy_allowance_amount_total,digits=2) or ''&gt;">lcy_allowance_amount_total</text:text-input> <text:span text:style-name="T1"><text:text-input text:description="&lt;o.company_id.currency_id.name or ''&gt;">cc</text:text-input></text:span></text:p>
          </table:table-cell>
        </table:table-row>
      </table:table>
      <text:p text:style-name="P7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table:number-columns-spanned="6" office:value-type="string">
            <text:p text:style-name="P24"><text:text-input text:description="&lt;_(&quot;II. OSTALI TROŠKOVI&quot;)&gt;">II. OSTALI TROŠKOVI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3" office:value-type="string">
            <text:p text:style-name="P24"/>
          </table:table-cell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26"><text:text-input text:description="&lt;_(&quot;Vrsta troškova&quot;)&gt;">Vrsta troškova</text:text-input></text:p>
          </table:table-cell>
          <table:covered-table-cell/>
          <table:table-cell table:style-name="Table2.A2" office:value-type="string">
            <text:p text:style-name="P26"><text:text-input text:description="&lt;_(&quot;Plaćanje&quot;)&gt;">Plaćanje</text:text-input></text:p>
          </table:table-cell>
          <table:table-cell table:style-name="Table2.A2" office:value-type="string">
            <text:p text:style-name="P28"><text:text-input text:description="&lt;_(&quot;Jedinična cijena&quot;)&gt;">Jedinična cijena</text:text-input></text:p>
          </table:table-cell>
          <table:table-cell table:style-name="Table2.A2" office:value-type="string">
            <text:p text:style-name="P28"><text:text-input text:description="&lt;_(&quot;Količina&quot;)&gt;">Količina</text:text-input></text:p>
          </table:table-cell>
          <table:table-cell table:style-name="Table2.A2" table:number-columns-spanned="2" office:value-type="string">
            <text:p text:style-name="P28"><text:text-input text:description="&lt;_(&quot;Tečaj&quot;)&gt;">Tečaj</text:text-input></text:p>
          </table:table-cell>
          <table:covered-table-cell/>
          <table:table-cell table:style-name="Table2.A2" office:value-type="string">
            <text:p text:style-name="P28"><text:text-input text:description="&lt;_(&quot;UKUPNO&quot;)&gt;">UKUPNO</text:text-input></text:p>
          </table:table-cell>
          <table:table-cell table:style-name="Table2.I2" office:value-type="string">
            <text:p text:style-name="P33"><text:text-input text:description="&lt;_(&quot;UKUPNO [HRK]&quot;)&gt;">UKUPNO [HRK]</text:text-input></text:p>
          </table:table-cell>
        </table:table-row>
        <table:table-row>
          <table:table-cell table:style-name="Table2.A3" table:number-columns-spanned="6" office:value-type="string">
            <text:p text:style-name="P68"><text:text-input text:description="&lt;for each=&quot;line in o.expense_line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3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Table2.4">
          <table:table-cell table:style-name="Table2.A4" office:value-type="string">
            <text:p text:style-name="P6"><text:text-input text:description="&lt;str(o.expense_line_ids._ids.index(line.id)+1)&gt;">1</text:text-input>.</text:p>
          </table:table-cell>
          <table:table-cell table:style-name="Table2.B4" office:value-type="string">
            <text:p text:style-name="P15"><text:text-input text:description="&lt;line.name or ''&gt;">name</text:text-input></text:p>
          </table:table-cell>
          <table:table-cell table:style-name="Table2.C4" office:value-type="string">
            <text:p text:style-name="P6"><text:text-input text:description="&lt;line.journal_id.name or ''&gt;">journal</text:text-input></text:p>
          </table:table-cell>
          <table:table-cell table:style-name="Table2.D4" office:value-type="string">
            <text:p text:style-name="P11"><text:text-input text:description="&lt;formatLang(line.unit_amount,digits=2) or ''&gt;">unit_amount</text:text-input> <text:text-input text:description="&lt;line.currency_id.name or ''&gt;">currency_id</text:text-input></text:p>
          </table:table-cell>
          <table:table-cell table:style-name="Table2.E4" office:value-type="string">
            <text:p text:style-name="P6"><text:text-input text:description="&lt;formatLang(line.unit_quantity,digits=2) or ''&gt;">unit_quantit</text:text-input></text:p>
          </table:table-cell>
          <table:table-cell table:style-name="Table2.F4" table:number-columns-spanned="2" office:value-type="string">
            <text:p text:style-name="P6"><text:text-input text:description="&lt;formatLang(line.lcy_rate,digits=6) or ''&gt;">lcy_rate</text:text-input></text:p>
          </table:table-cell>
          <table:covered-table-cell/>
          <table:table-cell table:style-name="Table2.H4" office:value-type="string">
            <text:p text:style-name="P11"><text:text-input text:description="&lt;formatLang(line.total_amount,digits=2) or ''&gt;">total_amount</text:text-input> <text:text-input text:description="&lt;line.currency_id.name or ''&gt;">currency_id</text:text-input></text:p>
          </table:table-cell>
          <table:table-cell table:style-name="Table2.I4" office:value-type="string">
            <text:p text:style-name="P11"><text:text-input text:description="&lt;formatLang(line.lcy_amount_total,digits=2) or ''&gt;">lcy_amount_total</text:text-input> <text:text-input text:description="&lt;o.company_id.currency_id.name or ''&gt;">cc</text:text-input></text:p>
          </table:table-cell>
        </table:table-row>
        <table:table-row>
          <table:table-cell table:style-name="Table2.A5" table:number-columns-spanned="6" office:value-type="string">
            <text:p text:style-name="P68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5" table:number-columns-spanned="3" office:value-type="string">
            <text:p text:style-name="P68"/>
          </table:table-cell>
          <table:covered-table-cell/>
          <table:covered-table-cell/>
        </table:table-row>
        <table:table-row>
          <table:table-cell table:style-name="Table2.A6" table:number-columns-spanned="6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table-cell table:style-name="Table2.G6" table:number-columns-spanned="3" office:value-type="string">
            <text:p text:style-name="P73"/>
          </table:table-cell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57"><text:text-input text:description="&lt;_(&quot;Ukupno ostali troškovi&quot;)&gt;">Ukupno ostali troškovi</text:text-input></text:p>
          </table:table-cell>
          <table:covered-table-cell/>
          <table:covered-table-cell/>
          <table:covered-table-cell/>
          <table:covered-table-cell/>
          <table:table-cell table:style-name="Table2.A7" table:number-columns-spanned="2" office:value-type="string">
            <text:p text:style-name="P57"/>
          </table:table-cell>
          <table:covered-table-cell/>
          <table:table-cell table:style-name="Table2.A7" office:value-type="string">
            <text:p text:style-name="P68"/>
          </table:table-cell>
          <table:table-cell table:style-name="Table2.A7" office:value-type="string">
            <text:p text:style-name="P50"><text:text-input text:description="&lt;formatLang(o.lcy_expense_amount_total,digits=2) or ''&gt;">lcy_expense_amount_total</text:text-input> <text:span text:style-name="T1"><text:text-input text:description="&lt;o.company_id.currency_id.name or ''&gt;">cc</text:text-input></text:span></text:p>
          </table:table-cell>
        </table:table-row>
      </table:table>
      <text:p text:style-name="P7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table:number-columns-spanned="5" office:value-type="string">
            <text:p text:style-name="P39"><text:text-input text:description="&lt;_(&quot;III. TROŠKOVI PRIJEVOZA&quot;)&gt;">III. TROŠKOVI PRIJEVOZA</text:text-input></text:p>
          </table:table-cell>
          <table:covered-table-cell/>
          <table:covered-table-cell/>
          <table:covered-table-cell/>
          <table:covered-table-cell/>
          <table:table-cell table:style-name="Table3.A1" table:number-columns-spanned="3" office:value-type="string">
            <text:p text:style-name="P36"/>
          </table:table-cell>
          <table:covered-table-cell/>
          <table:covered-table-cell/>
        </table:table-row>
        <table:table-row table:style-name="Table3.2">
          <table:table-cell table:style-name="Table3.A2" table:number-columns-spanned="2" office:value-type="string">
            <text:p text:style-name="P84"><text:text-input text:description="&lt;_(&quot;Automobil&quot;)&gt;">Automobil</text:text-input></text:p>
          </table:table-cell>
          <table:covered-table-cell/>
          <table:table-cell table:style-name="Table3.A2" office:value-type="string">
            <text:p text:style-name="P40"><text:text-input text:description="&lt;_(&quot;Reg. oznaka&quot;)&gt;">Reg. oznaka</text:text-input></text:p>
          </table:table-cell>
          <table:table-cell table:style-name="Table3.A2" office:value-type="string">
            <text:p text:style-name="P30"><text:text-input text:description="&lt;_(&quot;Relacija&quot;)&gt;">Relacija</text:text-input></text:p>
          </table:table-cell>
          <table:table-cell table:style-name="Table3.A2" table:number-columns-spanned="2" office:value-type="string">
            <text:p text:style-name="P29"><text:text-input text:description="&lt;_(&quot;Udaljenost&quot;)&gt;">Udaljenost</text:text-input></text:p>
          </table:table-cell>
          <table:covered-table-cell/>
          <table:table-cell table:style-name="Table3.G2" table:number-columns-spanned="2" office:value-type="string">
            <text:p text:style-name="P34"><text:text-input text:description="&lt;_(&quot;UKUPNO [HRK]&quot;)&gt;">UKUPNO [HRK]</text:text-input></text:p>
          </table:table-cell>
          <table:covered-table-cell/>
        </table:table-row>
        <table:table-row>
          <table:table-cell table:style-name="Table3.A3" table:number-columns-spanned="5" office:value-type="string">
            <text:p text:style-name="P69"><text:text-input text:description="&lt;for each=&quot;line in o.itinerary_ids&quot;&gt;">for</text:text-input></text:p>
          </table:table-cell>
          <table:covered-table-cell/>
          <table:covered-table-cell/>
          <table:covered-table-cell/>
          <table:covered-table-cell/>
          <table:table-cell table:style-name="Table3.F3" table:number-columns-spanned="3" office:value-type="string">
            <text:p text:style-name="P69"/>
          </table:table-cell>
          <table:covered-table-cell/>
          <table:covered-table-cell/>
        </table:table-row>
        <table:table-row table:style-name="Table3.4">
          <table:table-cell table:style-name="Table3.A4" office:value-type="string">
            <text:p text:style-name="P7"><text:text-input text:description="&lt;str(o.itinerary_ids._ids.index(line.id)+1)&gt;">1</text:text-input>.</text:p>
          </table:table-cell>
          <table:table-cell table:style-name="Table3.B4" office:value-type="string">
            <text:p text:style-name="P16"><text:text-input text:description="&lt;line.vehicle or ''&gt;">vehicle</text:text-input></text:p>
          </table:table-cell>
          <table:table-cell table:style-name="Table3.C4" office:value-type="string">
            <text:p text:style-name="P17"><text:text-input text:description="&lt;line.license_plate or ''&gt;">license_plate</text:text-input></text:p>
          </table:table-cell>
          <table:table-cell table:style-name="Table3.D4" office:value-type="string">
            <text:p text:style-name="P8"><text:text-input text:description="&lt;line.relation or ''&gt;">relation</text:text-input></text:p>
          </table:table-cell>
          <table:table-cell table:style-name="Table3.E4" table:number-columns-spanned="2" office:value-type="string">
            <text:p text:style-name="P7"><text:text-input text:description="&lt;line.distance or ''&gt;">distance</text:text-input></text:p>
          </table:table-cell>
          <table:covered-table-cell/>
          <table:table-cell table:style-name="Table3.G4" table:number-columns-spanned="2" office:value-type="string">
            <text:p text:style-name="P12"><text:text-input text:description="&lt;formatLang(line.lcy_amount_total,digits=2) or ''&gt;">costs</text:text-input> <text:text-input text:description="&lt;o.company_id.currency_id.name or ''&gt;">cc</text:text-input></text:p>
          </table:table-cell>
          <table:covered-table-cell/>
        </table:table-row>
        <table:table-row>
          <table:table-cell table:style-name="Table3.A5" table:number-columns-spanned="5" office:value-type="string">
            <text:p text:style-name="P69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table-cell table:style-name="Table3.F5" table:number-columns-spanned="3" office:value-type="string">
            <text:p text:style-name="P69"/>
          </table:table-cell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74"/>
          </table:table-cell>
          <table:covered-table-cell/>
          <table:covered-table-cell/>
          <table:covered-table-cell/>
          <table:covered-table-cell/>
          <table:table-cell table:style-name="Table3.F6" table:number-columns-spanned="3" office:value-type="string">
            <text:p text:style-name="P76"/>
          </table:table-cell>
          <table:covered-table-cell/>
          <table:covered-table-cell/>
        </table:table-row>
        <table:table-row>
          <table:table-cell table:style-name="Table3.A7" table:number-columns-spanned="4" office:value-type="string">
            <text:p text:style-name="P58"><text:text-input text:description="&lt;_(&quot;Ukupno troškovi privatnog automobila&quot;)&gt;">Ukupno troškovi privatnog automobila</text:text-input></text:p>
          </table:table-cell>
          <table:covered-table-cell/>
          <table:covered-table-cell/>
          <table:covered-table-cell/>
          <table:table-cell table:style-name="Table3.A7" table:number-columns-spanned="2" office:value-type="string">
            <text:p text:style-name="P58"/>
          </table:table-cell>
          <table:covered-table-cell/>
          <table:table-cell table:style-name="Table3.A7" office:value-type="string">
            <text:p text:style-name="P69"/>
          </table:table-cell>
          <table:table-cell table:style-name="Table3.A7" office:value-type="string">
            <text:p text:style-name="P51"><text:text-input text:description="&lt;formatLang(sum_field(o.itinerary_ids,&quot;lcy_amount_total&quot;),digits=2) or ''&gt;">itinerary_total</text:text-input> <text:span text:style-name="T1"><text:text-input text:description="&lt;o.company_id.currency_id.name or ''&gt;">cc</text:text-input></text:span></text:p>
          </table:table-cell>
        </table:table-row>
      </table:table>
      <text:p text:style-name="P8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ext:soft-page-break/>
        <table:table-row>
          <table:table-cell table:style-name="Table4.A1" table:number-columns-spanned="5" office:value-type="string">
            <text:p text:style-name="P38"><text:text-input text:description="&lt;_(&quot;IV. IZVJEŠĆE SA SLUŽBENOG PUTA&quot;)&gt;">IV. IZVJEŠĆE SA SLUŽBENOG PUTA</text:text-input></text:p>
          </table:table-cell>
          <table:covered-table-cell/>
          <table:covered-table-cell/>
          <table:covered-table-cell/>
          <table:covered-table-cell/>
          <table:table-cell table:style-name="Table4.A1" table:number-columns-spanned="3" office:value-type="string">
            <text:p text:style-name="P37"/>
          </table:table-cell>
          <table:covered-table-cell/>
          <table:covered-table-cell/>
        </table:table-row>
        <table:table-row table:style-name="Table4.2">
          <table:table-cell table:style-name="Table4.A2" table:number-columns-spanned="8" office:value-type="string">
            <text:p text:style-name="P44"><text:text-input text:description="&lt;o.other_data or ''&gt;">other_dat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3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4">
          <table:table-cell table:style-name="Table4.A4" table:number-columns-spanned="3" office:value-type="string">
            <text:p text:style-name="P54">SVEUKUPNI TROŠKOVI</text:p>
          </table:table-cell>
          <table:covered-table-cell/>
          <table:covered-table-cell/>
          <table:table-cell table:style-name="Table4.A4" table:number-columns-spanned="4" office:value-type="string">
            <text:p text:style-name="P70"/>
          </table:table-cell>
          <table:covered-table-cell/>
          <table:covered-table-cell/>
          <table:covered-table-cell/>
          <table:table-cell table:style-name="Table4.A4" office:value-type="string">
            <text:p text:style-name="P52"><text:text-input text:description="&lt;formatLang(o.lcy_amount_total,digits=2) or ''&gt;">lcy_amount_total</text:text-input> <text:span text:style-name="T1"><text:text-input text:description="&lt;o.company_id.currency_id.name or ''&gt;">cc</text:text-input></text:span></text:p>
          </table:table-cell>
        </table:table-row>
        <table:table-row table:style-name="Table4.5">
          <table:table-cell table:style-name="Table4.A5" table:number-columns-spanned="3" office:value-type="string">
            <text:p text:style-name="P59">minus ISPLAĆENA AKONTACIJA</text:p>
          </table:table-cell>
          <table:covered-table-cell/>
          <table:covered-table-cell/>
          <table:table-cell table:style-name="Table4.A5" table:number-columns-spanned="4" office:value-type="string">
            <text:p text:style-name="P70"/>
          </table:table-cell>
          <table:covered-table-cell/>
          <table:covered-table-cell/>
          <table:covered-table-cell/>
          <table:table-cell table:style-name="Table4.A5" office:value-type="string">
            <text:p text:style-name="P52"><text:span text:style-name="T7"><text:text-input text:description="&lt;formatLang(o.lcy_advance_payment,digits=2) or ''&gt;">lcy_advance_payment</text:text-input></text:span> <text:span text:style-name="T1"><text:text-input text:description="&lt;o.company_id.currency_id.name or ''&gt;">cc</text:text-input></text:span></text:p>
          </table:table-cell>
        </table:table-row>
        <table:table-row table:style-name="Table4.6">
          <table:table-cell table:style-name="Table4.A5" table:number-columns-spanned="3" office:value-type="string">
            <text:p text:style-name="P55">minus PLAĆENO <text:span text:style-name="T8">TRANSAKCIJSKIM RAČUNOM TVRTKE</text:span></text:p>
          </table:table-cell>
          <table:covered-table-cell/>
          <table:covered-table-cell/>
          <table:table-cell table:style-name="Table4.A5" table:number-columns-spanned="4" office:value-type="string">
            <text:p text:style-name="P70"/>
          </table:table-cell>
          <table:covered-table-cell/>
          <table:covered-table-cell/>
          <table:covered-table-cell/>
          <table:table-cell table:style-name="Table4.A5" office:value-type="string">
            <text:p text:style-name="P52"><text:text-input text:description="&lt;formatLang(o.transaction_account_total,digits=2) or ''&gt;">transaction_account_total</text:text-input> <text:span text:style-name="T1"><text:text-input text:description="&lt;o.company_id.currency_id.name or ''&gt;">cc</text:text-input></text:span></text:p>
          </table:table-cell>
        </table:table-row>
        <table:table-row table:style-name="Table4.7">
          <table:table-cell table:style-name="Table4.A5" table:number-columns-spanned="3" office:value-type="string">
            <text:p text:style-name="P56">minus PLAĆEN<text:span text:style-name="T10">I PRIVATNI TROŠKOVI</text:span></text:p>
          </table:table-cell>
          <table:covered-table-cell/>
          <table:covered-table-cell/>
          <table:table-cell table:style-name="Table4.A5" table:number-columns-spanned="4" office:value-type="string">
            <text:p text:style-name="P70"/>
          </table:table-cell>
          <table:covered-table-cell/>
          <table:covered-table-cell/>
          <table:covered-table-cell/>
          <table:table-cell table:style-name="Table4.A5" office:value-type="string">
            <text:p text:style-name="P52"><text:span text:style-name="T11"><text:text-input text:description="&lt;formatLang(o.lcy_private_expense,digits=2) or ''&gt;">lcy_private_expense</text:text-input></text:span> <text:span text:style-name="T1"><text:text-input text:description="&lt;o.company_id.currency_id.name or ''&gt;">cc</text:text-input></text:span></text:p>
          </table:table-cell>
        </table:table-row>
        <table:table-row table:style-name="Table4.8">
          <table:table-cell table:style-name="Table4.A4" table:number-columns-spanned="3" office:value-type="string">
            <text:p text:style-name="P59"><text:span text:style-name="T4">OSTATAK</text:span><text:span text:style-name="T2"><text:text-input text:description="&lt;if test=&quot;o.amount_return&lt;0&quot;&gt;">if test</text:text-input></text:span><text:span text:style-name="T4"> ZA </text:span><text:span text:style-name="T3">ISPLATU</text:span><text:span text:style-name="T2"><text:text-input text:description="&lt;/if&gt;">/if</text:text-input></text:span><text:span text:style-name="T2"><text:text-input text:description="&lt;if test=&quot;o.amount_return&gt;0&quot;&gt;">if test</text:text-input></text:span><text:span text:style-name="T4"> ZA POVRAT</text:span><text:span text:style-name="T2"><text:text-input text:description="&lt;/if&gt;">/if</text:text-input></text:span></text:p>
          </table:table-cell>
          <table:covered-table-cell/>
          <table:covered-table-cell/>
          <table:table-cell table:style-name="Table4.A4" table:number-columns-spanned="4" office:value-type="string">
            <text:p text:style-name="P70"/>
          </table:table-cell>
          <table:covered-table-cell/>
          <table:covered-table-cell/>
          <table:covered-table-cell/>
          <table:table-cell table:style-name="Table4.A4" office:value-type="string">
            <text:p text:style-name="P52"><text:text-input text:description="&lt;formatLang(abs(o.amount_return),digits=2) or ''&gt;">amount_return</text:text-input> <text:span text:style-name="T1"><text:text-input text:description="&lt;o.company_id.currency_id.name or ''&gt;">cc</text:text-input></text:span></text:p>
          </table:table-cell>
        </table:table-row>
        <table:table-row>
          <table:table-cell table:style-name="Table4.A12" office:value-type="string">
            <text:p text:style-name="Table_20_Contents"/>
          </table:table-cell>
          <table:table-cell table:style-name="Table4.E12" office:value-type="string">
            <text:p text:style-name="Table_20_Contents"/>
          </table:table-cell>
          <table:table-cell table:style-name="Table4.C9" table:number-columns-spanned="2" office:value-type="string">
            <text:p text:style-name="Table_20_Contents"/>
          </table:table-cell>
          <table:covered-table-cell/>
          <table:table-cell table:style-name="Table4.E12" table:number-columns-spanned="2" office:value-type="string">
            <text:p text:style-name="Table_20_Contents"/>
          </table:table-cell>
          <table:covered-table-cell/>
          <table:table-cell table:style-name="Table4.G9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4.A10" office:value-type="string">
            <text:p text:style-name="Table_20_Contents"/>
          </table:table-cell>
          <table:table-cell table:style-name="Table4.E10" office:value-type="string">
            <text:p text:style-name="Table_20_Contents"/>
          </table:table-cell>
          <table:table-cell table:style-name="Table4.C10" table:number-columns-spanned="2" office:value-type="string">
            <text:p text:style-name="Table_20_Contents"/>
          </table:table-cell>
          <table:covered-table-cell/>
          <table:table-cell table:style-name="Table4.E10" table:number-columns-spanned="2" office:value-type="string">
            <text:p text:style-name="Table_20_Contents"/>
          </table:table-cell>
          <table:covered-table-cell/>
          <table:table-cell table:style-name="Table4.G10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4.A11" office:value-type="string">
            <text:p text:style-name="P65"/>
          </table:table-cell>
          <table:table-cell table:style-name="Table4.E12" office:value-type="string">
            <text:p text:style-name="Table_20_Contents"/>
          </table:table-cell>
          <table:table-cell table:style-name="Table4.C11" table:number-columns-spanned="2" office:value-type="string">
            <text:p text:style-name="Table_20_Contents"/>
          </table:table-cell>
          <table:covered-table-cell/>
          <table:table-cell table:style-name="Table4.E12" table:number-columns-spanned="2" office:value-type="string">
            <text:p text:style-name="Table_20_Contents"/>
          </table:table-cell>
          <table:covered-table-cell/>
          <table:table-cell table:style-name="Table4.G1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4.A12" office:value-type="string">
            <text:p text:style-name="P66"><text:text-input text:description="&lt;_(&quot;Odobrila Vanja Trošelj&quot;)&gt;">Vanja Trošelj</text:text-input></text:p>
          </table:table-cell>
          <table:table-cell table:style-name="Table4.E12" office:value-type="string">
            <text:p text:style-name="P45"/>
          </table:table-cell>
          <table:table-cell table:style-name="Table4.C12" table:number-columns-spanned="2" office:value-type="string">
            <text:p text:style-name="P48"/>
          </table:table-cell>
          <table:covered-table-cell/>
          <table:table-cell table:style-name="Table4.E12" table:number-columns-spanned="2" office:value-type="string">
            <text:p text:style-name="P47"/>
          </table:table-cell>
          <table:covered-table-cell/>
          <table:table-cell table:style-name="Table4.G12" table:number-columns-spanned="2" office:value-type="string">
            <text:p text:style-name="P43"><text:text-input text:description="&lt;o.employee_id.name or ''&gt;">name</text:text-input></text:p>
          </table:table-cell>
          <table:covered-table-cell/>
        </table:table-row>
        <table:table-row>
          <table:table-cell table:style-name="Table4.A13" office:value-type="string">
            <text:p text:style-name="P46">(potpis <text:span text:style-name="T9">likvidatora</text:span>)</text:p>
          </table:table-cell>
          <table:table-cell table:style-name="Table4.E13" office:value-type="string">
            <text:p text:style-name="P45"/>
          </table:table-cell>
          <table:table-cell table:style-name="Table4.C13" table:number-columns-spanned="2" office:value-type="string">
            <text:p text:style-name="P46">(potpis direktora)</text:p>
          </table:table-cell>
          <table:covered-table-cell/>
          <table:table-cell table:style-name="Table4.E13" table:number-columns-spanned="2" office:value-type="string">
            <text:p text:style-name="P45"/>
          </table:table-cell>
          <table:covered-table-cell/>
          <table:table-cell table:style-name="Table4.G13" table:number-columns-spanned="2" office:value-type="string">
            <text:p text:style-name="P46">(podnositelj računa)</text:p>
          </table:table-cell>
          <table:covered-table-cell/>
        </table:table-row>
      </table:table>
      <text:p text:style-name="P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7T11:26:23.224969497</dc:date>
    <meta:generator>LibreOffice/5.1.5.2$Linux_X86_64 LibreOffice_project/10m0$Build-2</meta:generator>
    <meta:editing-duration>PT9H11M9S</meta:editing-duration>
    <meta:editing-cycles>161</meta:editing-cycles>
    <meta:document-statistic meta:table-count="5" meta:image-count="0" meta:object-count="0" meta:page-count="2" meta:paragraph-count="90" meta:word-count="388" meta:character-count="1538" meta:non-whitespace-character-count="1453"/>
  </office:meta>
</office:document-meta>
</file>